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Y Web Framework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ichael Kerrin</text:span></text:p>
            <text:p><text:span text:style-name="T1"/></text:p>
            <text:p><text:span text:style-name="T1"><text:a xlink:href="mailto:michael.kerrin@gmail.com">michael.kerrin@gmail.com</text:a></text:span></text:p>
            <text:p><text:span text:style-name="T1"/></text:p>
            <text:p><text:span text:style-name="T1"><text:a xlink:href="http://mkerrin.wordpress.com/">http://mkerrin.wordpress.com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SGI</text:p>
              </text:list-item>
              <text:list-item>
                <text:p>WebOB</text:p>
              </text:list-item>
              <text:list-item>
                <text:p>Paste</text:p>
              </text:list-item>
              <text:list-item>
                <text:p>PasteDeploy</text:p>
              </text:list-item>
              <text:list-item>
                <text:p>Paste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G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pplication</text:p>
              </text:list-item>
              <text:list-item>
                <text:p>Middle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OB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lo, World! - hello.py</text:p>
              </text:list-item>
              <text:list-item>
                <text:p>Jinja2 – jinja2ex.py</text:p>
              </text:list-item>
              <text:list-item>
                <text:p>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spatching – routeex.py</text:p>
                <text:list>
                  <text:list-item>
                    <text:p>paste.cascade – return 404</text:p>
                  </text:list-item>
                  <text:list-item>
                    <text:p>paste.urlmap</text:p>
                  </text:list-item>
                  <text:list-item>
                    <text:p>paste.recursive</text:p>
                  </text:list-item>
                  <text:list-item>
                    <text:p>paste.errordocument</text:p>
                  </text:list-item>
                </text:list>
              </text:list-item>
              <text:list-item>
                <text:p><text:a xlink:href="http://localhost/~michael/work/docs/paste/developer-features.html">http://localhost/~michael/work/docs/paste/developer-features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te Scrip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te Deplo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./bin/paster serve –reload deploy.ini</text:p>
                <text:list>
                  <text:list-item>
                    <text:p>uses deployapp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Tes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st1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rap things u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de</text:p>
                <text:list>
                  <text:list-item>
                    <text:p><text:a xlink:href="https://github.com/mkerrin/pyconie2011">https://github.com/mkerrin/pyconie2011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Kerrin</meta:initial-creator>
    <meta:creation-date>2011-10-04T20:28:30</meta:creation-date>
    <meta:editing-duration>PT6H35M51S</meta:editing-duration>
    <meta:editing-cycles>27</meta:editing-cycles>
    <dc:date>2011-10-26T13:20:33</dc:date>
    <dc:creator>Michael Kerrin</dc:creator>
    <meta:generator>LibreOffice/3.3$Unix LibreOffice_project/330m19$Build-401</meta:generator>
    <meta:document-statistic meta:object-count="57"/>
  </office:meta>
</office:document-meta>
</file>